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128" svg:font-family="'Code 128'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P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7pt" officeooo:paragraph-rsid="001edf53" style:font-size-asian="7pt" style:font-size-complex="7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12pt" officeooo:rsid="00263e3a" officeooo:paragraph-rsid="00263e3a" style:font-size-asian="12pt" style:font-size-complex="12pt"/>
    </style:style>
    <style:style style:name="P4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fo:font-size="7pt" officeooo:paragraph-rsid="001edf53" style:font-size-asian="7pt" style:font-size-complex="7pt"/>
    </style:style>
    <style:style style:name="P5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fo:font-size="24pt" officeooo:paragraph-rsid="001edf53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erial number" text:name="py3o.label.serial_number"/>
      </text:user-field-decls>
      <text:p text:style-name="P4"/>
      <text:p text:style-name="P2"/>
      <text:p text:style-name="P5"><text:user-field-get text:name="py3o.label.serial_number">Serial number</text:user-field-get></text:p>
      <text:p text:style-name="P3">Repair record for My Company</text:p>
      <text:p text:style-name="P3">Do not destro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128" svg:font-family="'Code 128'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4402in" fo:page-height="1.1402in" style:num-format="1" style:print-orientation="portrait" fo:margin-top="0in" fo:margin-bottom="0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Florent Aide</meta:initial-creator>
    <meta:creation-date>2010-09-07T17:55:48</meta:creation-date>
    <dc:date>2019-11-15T09:04:42.672711249</dc:date>
    <dc:language>en-GB</dc:language>
    <meta:editing-cycles>39</meta:editing-cycles>
    <meta:editing-duration>PT3H56M34S</meta:editing-duration>
    <meta:document-statistic meta:table-count="0" meta:image-count="0" meta:object-count="0" meta:page-count="1" meta:paragraph-count="3" meta:word-count="10" meta:character-count="56" meta:non-whitespace-character-count="49"/>
    <meta:user-defined meta:name="Info 1"/>
    <meta:user-defined meta:name="Info 2"/>
    <meta:user-defined meta:name="Info 3"/>
    <meta:user-defined meta:name="Info 4"/>
  </office:meta>
</office:document-meta>
</file>